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cm" svg:height="2.2cm" svg:x="1.8cm" svg:y="1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1" draw:layer="layout" svg:x1="5.3cm" svg:y1="3.1cm" svg:x2="5.3cm" svg:y2="5.1cm">
          <text:p/>
        </draw:line>
        <draw:custom-shape draw:style-name="gr1" draw:text-style-name="P1" draw:layer="layout" svg:width="8.5cm" svg:height="1.3cm" svg:x="1cm" svg:y="5cm">
          <text:p text:style-name="P1">GET 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5.4cm" svg:y1="6.2cm" svg:x2="5.4cm" svg:y2="7.5cm">
          <text:p/>
        </draw:line>
        <draw:custom-shape draw:style-name="gr1" draw:text-style-name="P1" draw:layer="layout" svg:width="8.8cm" svg:height="1.6cm" svg:x="1cm" svg:y="7.4cm">
          <text:p text:style-name="P1">Answer ← 1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5.3cm" svg:y1="9cm" svg:x2="5.3cm" svg:y2="10.4cm">
          <text:p/>
        </draw:line>
        <draw:custom-shape draw:style-name="gr1" draw:text-style-name="P1" draw:layer="layout" svg:width="8.8cm" svg:height="1.6cm" svg:x="0.9cm" svg:y="10.3cm">
          <text:p text:style-name="P1">N &lt;- <text:s/>n + 1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5.2cm" svg:y1="11.9cm" svg:x2="5.2cm" svg:y2="13.3cm">
          <text:p/>
        </draw:line>
        <draw:custom-shape draw:style-name="gr1" draw:text-style-name="P1" xml:id="id2" draw:id="id2" draw:layer="layout" svg:width="3.1cm" svg:height="3.1cm" svg:x="3.8cm" svg:y="13.3cm">
          <text:p text:style-name="P1">For Loop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layout" svg:x1="5.3cm" svg:y1="16.3cm" svg:x2="5.3cm" svg:y2="18.1cm">
          <text:p/>
        </draw:line>
        <draw:custom-shape draw:style-name="gr1" draw:text-style-name="P1" xml:id="id1" draw:id="id1" draw:layer="layout" svg:width="8.9cm" svg:height="1.8cm" svg:x="1cm" svg:y="18.3cm">
          <text:p text:style-name="P1">Answer ← answer*coun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cm" svg:y1="19.2cm" svg:x2="3.8cm" svg:y2="14.85cm" draw:start-shape="id1" draw:start-glue-point="3" draw:end-shape="id2" draw:end-glue-point="6" svg:d="M1000 19200h-501v-4350h3301" svg:viewBox="0 0 3302 4351">
          <text:p/>
        </draw:connector>
        <draw:line draw:style-name="gr4" draw:text-style-name="P1" draw:layer="layout" svg:x1="5.3cm" svg:y1="17.1cm" svg:x2="11.3cm" svg:y2="17.2cm">
          <text:p/>
        </draw:line>
        <draw:line draw:style-name="gr2" draw:text-style-name="P1" draw:layer="layout" svg:x1="11.3cm" svg:y1="17.2cm" svg:x2="13.8cm" svg:y2="19.1cm">
          <text:p/>
        </draw:line>
        <draw:custom-shape draw:style-name="gr1" draw:text-style-name="P1" draw:layer="layout" svg:width="9cm" svg:height="2.2cm" svg:x="12.3cm" svg:y="18.5cm">
          <text:p text:style-name="P1">PUT “The answer is” </text:p>
          <text:p text:style-name="P1">+answ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6.8cm" svg:y1="20.8cm" svg:x2="16.8cm" svg:y2="24.1cm">
          <text:p/>
        </draw:line>
        <draw:custom-shape draw:style-name="gr1" draw:text-style-name="P1" draw:layer="layout" svg:width="8.1cm" svg:height="2cm" svg:x="12.5cm" svg:y="23.9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1T14:13:18.163000000</meta:creation-date>
    <dc:date>2014-10-21T15:11:39.596000000</dc:date>
    <meta:editing-duration>PT26M22S</meta:editing-duration>
    <meta:editing-cycles>1</meta:editing-cycles>
    <meta:document-statistic meta:object-count="17"/>
    <meta:generator>LibreOffice/4.2.5.2$Windows_x86 LibreOffice_project/61cb170a04bb1f12e77c884eab9192be736ec5f5</meta:generator>
  </office:meta>
</office:document-meta>
</file>